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Projet SV-BA-2: David Laroche Laurent Kilchoer</text:p>
      <text:p text:style-name="P1"/>
      <text:p text:style-name="P1">Semaine 1:</text:p>
      <text:p text:style-name="P1"><text:tab/></text:p>
      <text:p text:style-name="P1"><text:tab/>Difficultés rencontrées:</text:p>
      <text:p text:style-name="P1"><text:tab/><text:tab/>-Compréhension du fonctionnement des opérateurs.</text:p>
      <text:p text:style-name="P1"><text:tab/><text:tab/>-Trouver l'algorithme qui trouve le vecteur le plus court a pris du temps.</text:p>
      <text:p text:style-name="P1"><text:tab/></text:p>
      <text:p text:style-name="P1"><text:tab/>Avancement:</text:p>
      <text:p text:style-name="P1"><text:tab/><text:tab/>-Partie 1 presque terminée</text:p>
      <text:p text:style-name="P1"/>
      <text:p text:style-name="P1">Semaine 2&amp;3:</text:p>
      <text:p text:style-name="P1"><text:tab/></text:p>
      <text:p text:style-name="P1"><text:tab/>Difficultés rencontrées:</text:p>
      <text:p text:style-name="P1"><text:tab/><text:tab/>-Compréhension de l'utilisation des fonctions SFML.</text:p>
      <text:p text:style-name="P1"><text:tab/><text:tab/>-Donner un angle à la fourmi</text:p>
      <text:p text:style-name="P1"><text:tab/><text:tab/>-Donner le même angle à la ligne que celui de la fourmi</text:p>
      <text:p text:style-name="P1"><text:tab/><text:tab/>-Savoir comment déplacer le objets avec la méthode update</text:p>
      <text:p text:style-name="P1"><text:tab/><text:tab/>-savoir comment utiliser la fonction qui est donnée de distribution linéaire par morceaux</text:p>
      <text:p text:style-name="P1"><text:tab/><text:tab/></text:p>
      <text:p text:style-name="P1"><text:tab/>Avancement:</text:p>
      <text:p text:style-name="P1"><text:tab/><text:tab/>- Finalisation de la partie 1 sur les vecteurs toriques, le test fonctionne.</text:p>
      <text:p text:style-name="P1"><text:tab/><text:tab/>- Programmation, finalisation et vérification du lieu de vie de la partie 2.</text:p>
      <text:p text:style-name="P1"><text:tab/><text:tab/>- Programmation et finalisation des déambulations de la partie 2.</text:p>
      <text:p text:style-name="P1"><text:tab/><text:tab/>- Fin de la partie 2.</text:p>
      <text:p text:style-name="P1"><text:tab/><text:tab/>-Rendu du journal au coach</text:p>
      <text:p text:style-name="P1"/>
      <text:p text:style-name="P1">Semaine 4:</text:p>
      <text:p text:style-name="P1"><text:tab/></text:p>
      <text:p text:style-name="P1"><text:tab/>Difficultés rencontrées:</text:p>
      <text:p text:style-name="P1"><text:tab/><text:tab/>-Implémentation de « Les fourmis «rapportent» de la nourriture »</text:p>
      <text:p text:style-name="P1"/>
      <text:p text:style-name="P1"><text:tab/>Avancement:</text:p>
      <text:p text:style-name="P1"><text:tab/><text:tab/>-Première partie de la partie 3 terminée (« Fourmis et fourmilières »).</text:p>
      <text:p text:style-name="P1"><text:tab/><text:tab/>- Classe Phéromone pas encore fonctionnelle, donc mise sous commentaires.</text:p>
      <text:p text:style-name="P1"/>
      <text:p text:style-name="P1">Semaine 5:</text:p>
      <text:p text:style-name="P1"><text:tab/></text:p>
      <text:p text:style-name="P1"><text:tab/>Difficultés rencontrées:</text:p>
      <text:p text:style-name="P1"><text:tab/><text:tab/>-Avec les informations de l’énoncé, trouver l’algorithme qui permet de déposer <text:tab/><text:tab/>des phéromones à distances égales.</text:p>
      <text:p text:style-name="P1"><text:tab/><text:tab/>-Bug de la nourriture de Anthill qui prend des valeurs négatives et de l’ordre de <text:tab/><text:tab/>10^7 lors de la <text:s/>naissance d’une fourmi.</text:p>
      <text:p text:style-name="P1"/>
      <text:p text:style-name="P1"><text:tab/>Avancement:</text:p>
      <text:p text:style-name="P1"><text:tab/><text:tab/>-Les phéromones s’affichent</text:p>
      <text:p text:style-name="P1"/>
      <text:p text:style-name="P1">Semaine 6:</text:p>
      <text:p text:style-name="P1"><text:soft-page-break/></text:p>
      <text:p text:style-name="P1"><text:tab/>Difficultés rencontrées:</text:p>
      <text:p text:style-name="P1"><text:tab/><text:tab/>- avec l’algorithme déposant des phéromones</text:p>
      <text:p text:style-name="P1"><text:tab/><text:tab/>- avec les probabilités de trouver des phéromones (histoire de l’angle beta)</text:p>
      <text:p text:style-name="P1"><text:tab/>Avancement : </text:p>
      <text:p text:style-name="P1"><text:tab/><text:tab/>- partie 3.2 terminée. Les différents problèmes rencontrés ont été résolus.</text:p>
      <text:p text:style-name="P1"/>
      <text:p text:style-name="P1">Semaine 7 :</text:p>
      <text:p text:style-name="P1"/>
      <text:p text:style-name="P1"><text:tab/>Difficultés rencontrées:</text:p>
      <text:p text:style-name="P1"><text:tab/><text:tab/>- Problèmes d’inclusions avec les méthodes isEnemy</text:p>
      <text:p text:style-name="P1"><text:tab/><text:tab/>- Au niveau du test 18, 16 tests ne passent pas. Problème réglé.</text:p>
      <text:p text:style-name="P1"><text:tab/><text:tab/>- Segmentation fault liée à getClosestEnemy (bouclait sur un animal qui état déjà <text:tab/><text:tab/>mort)</text:p>
      <text:p text:style-name="P1"><text:tab/><text:tab/>- Le peu d’informations de la 4.2 a rendu cette partie un peu ardue.</text:p>
      <text:p text:style-name="P1"/>
      <text:p text:style-name="P1"><text:tab/>Avancement :</text:p>
      <text:p text:style-name="P1"><text:tab/><text:tab/>- La partie 4 est terminée </text:p>
      <text:p text:style-name="P1"/>
      <text:p text:style-name="P1">Semaine 8 : </text:p>
      <text:p text:style-name="P1"/>
      <text:p text:style-name="P1"><text:tab/>Difficultés rencontrées:</text:p>
      <text:p text:style-name="P1"><text:tab/><text:tab/>- Compréhension de la partie 5.1. Comment contrôler que les entrées du fichiers <text:tab/><text:tab/>sont bien du bon <text:s/>type</text:p>
      <text:p text:style-name="P1"><text:tab/>Avancement :</text:p>
      <text:p text:style-name="P1"><text:tab/><text:tab/>- Partie 5.2 terminée (ne nécessite pas le fonctionnement de la partie 5.1)</text:p>
      <text:p text:style-name="P1"><text:tab/><text:tab/>- Création d’extension </text:p>
      <text:p text:style-name="P1">Semaine 9: </text:p>
      <text:p text:style-name="P1"><text:tab/>Difficultés rencontrées:</text:p>
      <text:p text:style-name="P1"><text:tab/><text:tab/>- Problème d’inclusion cyclique avec un getter suite à l’implémentation de <text:tab/><text:tab/>configManager.</text:p>
      <text:p text:style-name="P1"><text:tab/>Avancement :</text:p>
      <text:p text:style-name="P1"><text:tab/><text:tab/>- Partie 5.1 et 5.3 terminés </text:p>
      <text:p text:style-name="P1"><text:tab/><text:tab/>- création d’exten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vid Laroche</meta:initial-creator>
    <dc:date>2014-05-23T13:41:14</dc:date>
    <dc:creator>Laurent Kilchoer</dc:creator>
    <meta:editing-duration>P0D</meta:editing-duration>
    <meta:editing-cycles>1</meta:editing-cycles>
    <meta:document-statistic meta:table-count="0" meta:image-count="0" meta:object-count="0" meta:page-count="2" meta:paragraph-count="64" meta:word-count="379" meta:character-count="2516" meta:non-whitespace-character-count="2088"/>
  </office:meta>
</office:document-meta>
</file>